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 Mono" fo:font-size="14pt" fo:font-weight="bold" officeooo:rsid="0004f0b6" officeooo:paragraph-rsid="0004f0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067ba7" officeooo:paragraph-rsid="00067b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 Mono" fo:font-size="14pt" fo:font-weight="bold" officeooo:rsid="0007615a" officeooo:paragraph-rsid="0007615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67ba7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67ba7" officeooo:paragraph-rsid="00067ba7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67ba7" officeooo:paragraph-rsid="00067ba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7615a" officeooo:paragraph-rsid="0007615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7615a" officeooo:paragraph-rsid="0007615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DejaVu Sans Mono" fo:font-size="14pt" fo:font-weight="bold" officeooo:rsid="00098644" officeooo:paragraph-rsid="0009864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DejaVu Sans Mono" fo:font-size="14pt" fo:font-weight="bold" officeooo:rsid="000a23fa" officeooo:paragraph-rsid="000a23fa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8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42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normal" officeooo:rsid="00098644" officeooo:paragraph-rsid="0009864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normal" officeooo:rsid="00098644" officeooo:paragraph-rsid="00098644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DejaVu Sans Mono" fo:font-size="14pt" fo:font-weight="normal" officeooo:paragraph-rsid="00098644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DejaVu Sans Mono" fo:font-size="14pt" fo:font-weight="normal" officeooo:rsid="00098644" officeooo:paragraph-rsid="00098644" style:font-size-asian="14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style:writing-mode="lr-tb"/>
      <style:text-properties style:font-name="DejaVu Sans Mono" fo:font-size="10.5pt" style:text-underline-style="none" fo:font-weight="normal" officeooo:rsid="00098644" officeooo:paragraph-rsid="00098644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DejaVu Sans Mono" fo:font-size="13pt" style:text-underline-style="none" fo:font-weight="normal" officeooo:rsid="00098644" officeooo:paragraph-rsid="00098644" style:font-size-asian="13pt" style:font-weight-asian="normal" style:font-size-complex="13pt" style:font-weight-complex="normal"/>
    </style:style>
    <style:style style:name="T1" style:family="text">
      <style:text-properties officeooo:rsid="0004f0b6"/>
    </style:style>
    <style:style style:name="T2" style:family="text">
      <style:text-properties officeooo:rsid="00067ba7"/>
    </style:style>
    <style:style style:name="T3" style:family="text">
      <style:text-properties officeooo:rsid="0007615a"/>
    </style:style>
    <style:style style:name="T4" style:family="text">
      <style:text-properties officeooo:rsid="00080c62"/>
    </style:style>
    <style:style style:name="T5" style:family="text">
      <style:text-properties officeooo:rsid="00098644"/>
    </style:style>
    <style:style style:name="T6" style:family="text">
      <style:text-properties style:text-underline-style="solid" style:text-underline-width="auto" style:text-underline-color="font-color" fo:font-weight="bold" officeooo:rsid="00098644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23fa"/>
    </style:style>
    <style:style style:name="T9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6</text:span></text:p>
      <text:p text:style-name="P2">Banking Systems</text:p>
      <text:p text:style-name="P1">Name: Ronal Shoey George</text:p>
      <text:p text:style-name="P1">Class: S5DS</text:p>
      <text:p text:style-name="P1">Roll No.: 51</text:p>
      <text:p text:style-name="P1">Date: 2<text:span text:style-name="T1">0</text:span>/0<text:span text:style-name="T1">8</text:span>/2024</text:p>
      <text:p text:style-name="P1"/>
      <text:p text:style-name="P11">PLSQL</text:p>
      <text:p text:style-name="P11"/>
      <text:p text:style-name="P18">SET SERVEROUTPUT ON</text:p>
      <text:p text:style-name="P18">ACCEPT acc NUMBER PROMPT 'Enter Account Number : ';</text:p>
      <text:p text:style-name="P18"/>
      <text:p text:style-name="P18">DECLARE</text:p>
      <text:p text:style-name="P18"><text:s text:c="4"/>balance Number(10);</text:p>
      <text:p text:style-name="P18"><text:s text:c="4"/>min_bal Number(10);</text:p>
      <text:p text:style-name="P18"><text:s text:c="4"/>debit NUMBER;</text:p>
      <text:p text:style-name="P18"><text:s text:c="4"/>credit NUMBER;</text:p>
      <text:p text:style-name="P18"/>
      <text:p text:style-name="P18">BEGIN</text:p>
      <text:p text:style-name="P18"><text:s text:c="4"/></text:p>
      <text:p text:style-name="P18"><text:s text:c="4"/>debit := &amp;debit;</text:p>
      <text:p text:style-name="P18"><text:s text:c="4"/>UPDATE accounts SET bal=bal-debit WHERE acc_num=&amp;acc;</text:p>
      <text:p text:style-name="P18"><text:s text:c="4"/>credit := &amp;credit;</text:p>
      <text:p text:style-name="P18"><text:s text:c="4"/>UPDATE accounts SET bal=bal+credit WHERE acc_num=&amp;acc;</text:p>
      <text:p text:style-name="P18"><text:s text:c="4"/>SELECT bal INTO balance FROM accounts where acc_num=&amp;acc;</text:p>
      <text:p text:style-name="P18"><text:s text:c="4"/>DBMS_OUTPUT.PUT_LINE('Balance : '||balance);</text:p>
      <text:p text:style-name="P18"><text:s text:c="4"/>if balance&lt;500 then</text:p>
      <text:p text:style-name="P18"><text:s text:c="8"/>dbms_output.put_line('Warning! Maintain Minimum Balance! ');</text:p>
      <text:p text:style-name="P18"><text:s text:c="4"/>END if;</text:p>
      <text:p text:style-name="P18">END;</text:p>
      <text:p text:style-name="P18">/</text:p>
      <text:p text:style-name="P18"/>
      <text:p text:style-name="P19"/>
      <text:p text:style-name="P11">OUTPUT</text:p>
      <text:p text:style-name="P11"/>
      <text:p text:style-name="P18">SQL&gt; @/home/dspl18/ronal/S5-DBMS-LAB/PLSQL/bank.sql</text:p>
      <text:p text:style-name="P18">Enter Account Number : 7245</text:p>
      <text:p text:style-name="P18">Enter value for debit: 2000</text:p>
      <text:p text:style-name="P18">old <text:s text:c="2"/>9: <text:s text:c="4"/>debit := &amp;debit;</text:p>
      <text:p text:style-name="P18">new <text:s text:c="2"/>9: <text:s text:c="4"/>debit := 2000;</text:p>
      <text:p text:style-name="P18">old <text:s/>10: <text:s text:c="4"/>UPDATE accounts SET bal=bal-debit WHERE acc_num=&amp;acc;</text:p>
      <text:p text:style-name="P18">new <text:s/>10: <text:s text:c="4"/>UPDATE accounts SET bal=bal-debit WHERE acc_num=<text:tab/> <text:s text:c="2"/>7245;</text:p>
      <text:p text:style-name="P18">Enter value for credit: 433</text:p>
      <text:p text:style-name="P18">old <text:s/>11: <text:s text:c="4"/>credit := &amp;credit;</text:p>
      <text:p text:style-name="P18">new <text:s/>11: <text:s text:c="4"/>credit := 433;</text:p>
      <text:p text:style-name="P18">old <text:s/>12: <text:s text:c="4"/>UPDATE accounts SET bal=bal+credit WHERE acc_num=&amp;acc;</text:p>
      <text:p text:style-name="P18">new <text:s/>12: <text:s text:c="4"/>UPDATE accounts SET bal=bal+credit WHERE acc_num=<text:tab/> <text:s text:c="3"/>7245;</text:p>
      <text:p text:style-name="P18">old <text:s/>13: <text:s text:c="4"/>SELECT bal INTO balance FROM accounts where acc_num=&amp;acc;</text:p>
      <text:p text:style-name="P18">new <text:s/>13: <text:s text:c="4"/>SELECT bal INTO balance FROM accounts where acc_num= <text:s text:c="5"/>7245;</text:p>
      <text:p text:style-name="P18">Balance : 433</text:p>
      <text:p text:style-name="P18">Warning! Maintain Minimum Balance!</text:p>
      <text:p text:style-name="P18"/>
      <text:p text:style-name="P18">PL/SQL procedure successfully completed.</text:p>
      <text:p text:style-name="P3">EXPERIMENT <text:span text:style-name="T1">7</text:span></text:p>
      <text:p text:style-name="P2">Student Marks</text:p>
      <text:p text:style-name="P4">Name: Ronal Shoey George</text:p>
      <text:p text:style-name="P4">Class: S5DS</text:p>
      <text:p text:style-name="P4">Roll No.: 51</text:p>
      <text:p text:style-name="P4">Date: 2<text:span text:style-name="T1">7</text:span>/08/2024</text:p>
      <text:p text:style-name="P4"/>
      <text:p text:style-name="P12">PLSQL</text:p>
      <text:p text:style-name="P12"/>
      <text:p text:style-name="P20">SET SERVEROUTPUT ON </text:p>
      <text:p text:style-name="P20"/>
      <text:p text:style-name="P20">DECLARE </text:p>
      <text:p text:style-name="P20"><text:s text:c="4"/>avg_marks NUMBER(10);</text:p>
      <text:p text:style-name="P20"><text:s text:c="4"/>cdate DATE;</text:p>
      <text:p text:style-name="P20"><text:s text:c="4"/>cweek varchar2(10); </text:p>
      <text:p text:style-name="P20"/>
      <text:p text:style-name="P20">BEGIN</text:p>
      <text:p text:style-name="P20"><text:s text:c="4"/>SELECT AVG(MARKS) INTO avg_marks FROM STUDENTS;</text:p>
      <text:p text:style-name="P20"><text:s text:c="4"/>DBMS_OUTPUT.PUT_LINE('Average Marks : '||avg_marks);</text:p>
      <text:p text:style-name="P20"><text:s text:c="4"/>if avg_marks&lt;40 then</text:p>
      <text:p text:style-name="P20"><text:s text:c="8"/>dbms_output.put_line('Warning! Low Average Marks Need Improvement! ');</text:p>
      <text:p text:style-name="P20"><text:s text:c="4"/>else</text:p>
      <text:p text:style-name="P20"><text:s text:c="8"/>dbms_output.put_line('Good Average Marks! ');</text:p>
      <text:p text:style-name="P20"><text:s text:c="4"/>END if;</text:p>
      <text:p text:style-name="P20"><text:s text:c="4"/>cdate := SYSDATE;</text:p>
      <text:p text:style-name="P20"><text:s text:c="4"/>DBMS_OUTPUT.PUT_LINE('Current Date : '||cdate);</text:p>
      <text:p text:style-name="P20"><text:s text:c="4"/>cweek := TO_CHAR(cdate,'DAY'); <text:s/></text:p>
      <text:p text:style-name="P20"><text:s text:c="4"/>DBMS_OUTPUT.PUT_LINE('Current Day : '||cweek);</text:p>
      <text:p text:style-name="P20">END;</text:p>
      <text:p text:style-name="P20">/</text:p>
      <text:p text:style-name="P13">OUTPUT</text:p>
      <text:p text:style-name="P20"/>
      <text:p text:style-name="P20">SQL&gt; @/home/dspl18/ronal/S5-DBMS-LAB/PLSQL/marks</text:p>
      <text:p text:style-name="P20">Average Marks : 62</text:p>
      <text:p text:style-name="P20">Good Average Marks!</text:p>
      <text:p text:style-name="P20">Current Date : 27-AUG-24</text:p>
      <text:p text:style-name="P20">Current Day : TUESDAY</text:p>
      <text:p text:style-name="P20"/>
      <text:p text:style-name="P20">PL/SQL procedure successfully completed.</text:p>
      <text:p text:style-name="P3">EXPERIMENT <text:span text:style-name="T1">8</text:span></text:p>
      <text:p text:style-name="P5">Customer Balance</text:p>
      <text:p text:style-name="P4">Name: Ronal Shoey George</text:p>
      <text:p text:style-name="P4">Class: S5DS</text:p>
      <text:p text:style-name="P4">Roll No.: 51</text:p>
      <text:p text:style-name="P4">Date: 27/08/2024</text:p>
      <text:p text:style-name="P4"/>
      <text:p text:style-name="P11">PLSQL</text:p>
      <text:p text:style-name="P11"/>
      <text:p text:style-name="P18">SET SERVEROUTPUT ON</text:p>
      <text:p text:style-name="P18"/>
      <text:p text:style-name="P18">DECLARE</text:p>
      <text:p text:style-name="P18"><text:s text:c="4"/>balance Number(10);</text:p>
      <text:p text:style-name="P18"/>
      <text:p text:style-name="P18"><text:s text:c="4"/>PROCEDURE categorize_customer (CID IN NUMBER, bal IN NUMBER) IS</text:p>
      <text:p text:style-name="P18"><text:s text:c="4"/>BEGIN</text:p>
      <text:p text:style-name="P18"><text:s text:c="8"/>IF bal &lt;= 10000 THEN</text:p>
      <text:p text:style-name="P18"><text:s text:c="12"/>update customer_balance set Category = 'Silver' where CID = categorize_customer.CID;</text:p>
      <text:p text:style-name="P18"><text:s text:c="8"/>ELSIF bal &lt;= 50000 THEN</text:p>
      <text:p text:style-name="P18"><text:s text:c="12"/>update customer_balance set Category= 'Gold' where CID = categorize_customer.CID;</text:p>
      <text:p text:style-name="P18"><text:s text:c="8"/>ELSE</text:p>
      <text:p text:style-name="P18"><text:s text:c="12"/>update customer_balance set Category= 'Platinum' where CID = categorize_customer.CID;</text:p>
      <text:p text:style-name="P18"><text:s text:c="8"/>END IF;</text:p>
      <text:p text:style-name="P18"><text:s text:c="4"/>END;</text:p>
      <text:p text:style-name="P18">BEGIN</text:p>
      <text:p text:style-name="P18"><text:s text:c="4"/>FOR customer_rec IN (SELECT CID, bal FROM customer_balance) LOOP</text:p>
      <text:p text:style-name="P18"><text:s text:c="8"/>categorize_customer(customer_rec.CID, customer_rec.bal);</text:p>
      <text:p text:style-name="P18"><text:s text:c="4"/>END LOOP;</text:p>
      <text:p text:style-name="P18"/>
      <text:p text:style-name="P18"><text:s text:c="4"/>FOR customer_rec IN (SELECT CID, bal, Category FROM customer_balance) loop</text:p>
      <text:p text:style-name="P18"><text:s text:c="8"/>DBMS_OUTPUT.PUT_LINE('CID: ' || customer_rec.CID ||', bal: '||customer_rec.bal ||', Category: ' || customer_rec.Category);</text:p>
      <text:p text:style-name="P18"><text:s text:c="4"/>END LOOP;</text:p>
      <text:p text:style-name="P18"/>
      <text:p text:style-name="P18">END;</text:p>
      <text:p text:style-name="P18">/</text:p>
      <text:p text:style-name="P11"><text:soft-page-break/>OUTPUT</text:p>
      <text:p text:style-name="P18">SQL&gt; @/home/dspl18/ronal/S5-DBMS-LAB/PLSQL/customer_category</text:p>
      <text:p text:style-name="P18">CID: 6901, bal: 10340, Category: Gold</text:p>
      <text:p text:style-name="P18">CID: 6950, bal: 7830, Category: Silver</text:p>
      <text:p text:style-name="P18">CID: 7001, bal: 45000, Category: Gold</text:p>
      <text:p text:style-name="P18">CID: 8756, bal: 69000, Category: Platinum</text:p>
      <text:p text:style-name="P18">CID: 4200, bal: 500, Category: Silver</text:p>
      <text:p text:style-name="P18">CID: 6902, bal: 12003, Category: Gold</text:p>
      <text:p text:style-name="P18">CID: 2030, bal: 78030, Category: Platinum</text:p>
      <text:p text:style-name="P18"/>
      <text:p text:style-name="P18">PL/SQL procedure successfully completed.</text:p>
      <text:p text:style-name="P6">EXPERIMENT <text:span text:style-name="T2">9</text:span></text:p>
      <text:p text:style-name="P5">Honours Eligibility</text:p>
      <text:p text:style-name="P7">Name: Ronal Shoey George</text:p>
      <text:p text:style-name="P7">Class: S5DS</text:p>
      <text:p text:style-name="P7">Roll No.: 51</text:p>
      <text:p text:style-name="P7">Date: <text:span text:style-name="T2">03</text:span>/0<text:span text:style-name="T2">9</text:span>/2024</text:p>
      <text:p text:style-name="P7"/>
      <text:p text:style-name="P14"/>
      <text:p text:style-name="P14">PLSQL</text:p>
      <text:p text:style-name="P14"/>
      <text:p text:style-name="P21">SET SERVEROUTPUT ON;</text:p>
      <text:p text:style-name="P21"/>
      <text:p text:style-name="P21">DECLARE</text:p>
      <text:p text:style-name="P21"><text:s text:c="4"/>CURSOR honor_students_cursor IS</text:p>
      <text:p text:style-name="P21"><text:s text:c="8"/>SELECT rollno, name, s1, s2</text:p>
      <text:p text:style-name="P21"><text:s text:c="8"/>FROM std_honors</text:p>
      <text:p text:style-name="P21"><text:s text:c="8"/>WHERE (s1 + s2) &gt; 12</text:p>
      <text:p text:style-name="P21"><text:s text:c="8"/>ORDER BY rollno;</text:p>
      <text:p text:style-name="P21"/>
      <text:p text:style-name="P21"/>
      <text:p text:style-name="P21"><text:s text:c="4"/>roll std_honors.rollno%TYPE;</text:p>
      <text:p text:style-name="P21"><text:s text:c="4"/>sname std_honors.name%TYPE;</text:p>
      <text:p text:style-name="P21"><text:s text:c="4"/>s1m std_honors.s1%TYPE;</text:p>
      <text:p text:style-name="P21"><text:s text:c="4"/>s2m std_honors.s2%TYPE;</text:p>
      <text:p text:style-name="P21"><text:s text:c="4"/>tot NUMBER;</text:p>
      <text:p text:style-name="P21"><text:s text:c="4"/>maxs NUMBER := 0;</text:p>
      <text:p text:style-name="P21"/>
      <text:p text:style-name="P21"/>
      <text:p text:style-name="P21">BEGIN</text:p>
      <text:p text:style-name="P21"><text:s text:c="4"/>OPEN honor_students_cursor;</text:p>
      <text:p text:style-name="P21"><text:s text:c="4"/>DBMS_OUTPUT.PUT_LINE('Students E<text:span text:style-name="T2">l</text:span>igible for honors : ');</text:p>
      <text:p text:style-name="P21"><text:s text:c="4"/>LOOP</text:p>
      <text:p text:style-name="P21"><text:s text:c="8"/>FETCH honor_students_cursor INTO roll, sname, s1m, s2m;</text:p>
      <text:p text:style-name="P21"/>
      <text:p text:style-name="P21"><text:s text:c="8"/></text:p>
      <text:p text:style-name="P21"><text:s text:c="8"/>EXIT WHEN honor_students_cursor%NOTFOUND;</text:p>
      <text:p text:style-name="P21"><text:s text:c="8"/></text:p>
      <text:p text:style-name="P21"><text:s text:c="8"/>DBMS_OUTPUT.PUT_LINE('Roll No: ' || roll || ', Name: ' || sname || ', S1: ' || s1m || ', S2: ' || s2m);</text:p>
      <text:p text:style-name="P21"><text:s text:c="8"/>tot:=s1m+s2m;</text:p>
      <text:p text:style-name="P21"><text:s text:c="8"/>DBMS_OUTPUT.PUT_LINE('Total Marks : '|| tot);</text:p>
      <text:p text:style-name="P21"/>
      <text:p text:style-name="P21"><text:soft-page-break/><text:s text:c="8"/>IF s1m &gt; maxs THEN</text:p>
      <text:p text:style-name="P21"><text:s text:c="12"/>maxs := s1m;</text:p>
      <text:p text:style-name="P21"><text:s text:c="8"/>END IF;</text:p>
      <text:p text:style-name="P21"/>
      <text:p text:style-name="P21"><text:s text:c="4"/>END LOOP;</text:p>
      <text:p text:style-name="P21"/>
      <text:p text:style-name="P21"><text:s text:c="4"/>CLOSE honor_students_cursor;</text:p>
      <text:p text:style-name="P21"><text:s text:c="4"/>DBMS_OUTPUT.PUT_LINE('.');</text:p>
      <text:p text:style-name="P21"><text:s text:c="4"/>DBMS_OUTPUT.PUT_LINE('Highest grade obtained in the previous semester for honor students: ' || maxs);</text:p>
      <text:p text:style-name="P21">END;</text:p>
      <text:p text:style-name="P21">/</text:p>
      <text:p text:style-name="P22"/>
      <text:p text:style-name="P15">OUTPUT</text:p>
      <text:p text:style-name="P15"/>
      <text:p text:style-name="P23"/>
      <text:p text:style-name="P23">Students Eligible for honors :</text:p>
      <text:p text:style-name="P23">Roll No: 52, Name: Bob, S1: 8, S2: 8</text:p>
      <text:p text:style-name="P23">Total Marks : 16</text:p>
      <text:p text:style-name="P23">Roll No: 53, Name: Charlie, S1: 9, S2: 4</text:p>
      <text:p text:style-name="P23">Total Marks : 13</text:p>
      <text:p text:style-name="P23">Roll No: 54, Name: David, S1: 65, S2: 70</text:p>
      <text:p text:style-name="P23">Total Marks : 135</text:p>
      <text:p text:style-name="P23">Roll No: 55, Name: Eve, S1: 80, S2: 85</text:p>
      <text:p text:style-name="P23">Total Marks : 165</text:p>
      <text:p text:style-name="P23">Roll No: 56, Name: Frank, S1: 55, S2: 60</text:p>
      <text:p text:style-name="P23">Total Marks : 115</text:p>
      <text:p text:style-name="P23">Roll No: 57, Name: Grace, S1: 7, S2: 8</text:p>
      <text:p text:style-name="P23">Total Marks : 15</text:p>
      <text:p text:style-name="P23">Roll No: 58, Name: Hannah, S1: 88, S2: 90</text:p>
      <text:p text:style-name="P23">Total Marks : 178</text:p>
      <text:p text:style-name="P23">Roll No: 59, Name: Ivy, S1: 32, S2: 94</text:p>
      <text:p text:style-name="P23">Total Marks : 126</text:p>
      <text:p text:style-name="P23">Roll No: 510, Name: Jack, S1: 70, S2: 5</text:p>
      <text:p text:style-name="P23">Total Marks : 75</text:p>
      <text:p text:style-name="P23">.</text:p>
      <text:p text:style-name="P23">Highest grade obtained in the previous semester for honor students: 88</text:p>
      <text:p text:style-name="P23"/>
      <text:p text:style-name="P23">PL/SQL procedure successfully completed.</text:p>
      <text:p text:style-name="P23"/>
      <text:p text:style-name="P8">EXPERIMENT <text:span text:style-name="T3">10</text:span></text:p>
      <text:p text:style-name="P10">Electricity <text:span text:style-name="T4">Bill</text:span></text:p>
      <text:p text:style-name="P9">Name: Ronal Shoey George</text:p>
      <text:p text:style-name="P9">Class: S5DS</text:p>
      <text:p text:style-name="P9">Roll No.: 51</text:p>
      <text:p text:style-name="P9">Date: <text:span text:style-name="T2">03</text:span>/0<text:span text:style-name="T2">9</text:span>/2024</text:p>
      <text:p text:style-name="P9"/>
      <text:p text:style-name="P9"/>
      <text:p text:style-name="P16">PL/SQL</text:p>
      <text:p text:style-name="P16"/>
      <text:p text:style-name="P24">SET SERVEROUTPUT ON;</text:p>
      <text:p text:style-name="P24"/>
      <text:p text:style-name="P24"/>
      <text:p text:style-name="P24">DECLARE</text:p>
      <text:p text:style-name="P24"><text:s text:c="4"/>CURSOR user_cursor IS</text:p>
      <text:p text:style-name="P24"><text:s text:c="8"/>SELECT user_id, user_name, unit_consumed</text:p>
      <text:p text:style-name="P24"><text:s text:c="8"/>FROM electricity_user;</text:p>
      <text:p text:style-name="P24"><text:s text:c="4"/></text:p>
      <text:p text:style-name="P24"><text:s text:c="4"/>user_record user_cursor%ROWTYPE;</text:p>
      <text:p text:style-name="P24"><text:s text:c="4"/>charge_rate NUMBER(10, 2);</text:p>
      <text:p text:style-name="P24"><text:s text:c="4"/>total_bill NUMBER(10, 2);</text:p>
      <text:p text:style-name="P24"/>
      <text:p text:style-name="P24"/>
      <text:p text:style-name="P24">BEGIN</text:p>
      <text:p text:style-name="P24"><text:s text:c="4"/>OPEN user_cursor;</text:p>
      <text:p text:style-name="P24"><text:s text:c="4"/>LOOP</text:p>
      <text:p text:style-name="P24"><text:s text:c="8"/>FETCH user_cursor INTO user_record;</text:p>
      <text:p text:style-name="P24"><text:s text:c="8"/>EXIT WHEN user_cursor%NOTFOUND;</text:p>
      <text:p text:style-name="P24"/>
      <text:p text:style-name="P24"><text:s text:c="8"/>SELECT charge INTO charge_rate</text:p>
      <text:p text:style-name="P24"><text:s text:c="8"/>FROM electricity_charge</text:p>
      <text:p text:style-name="P24"><text:s text:c="8"/>WHERE </text:p>
      <text:p text:style-name="P24"><text:s text:c="12"/>(user_record.unit_consumed BETWEEN 1 AND 100 AND unit_consumed = '1-100') OR</text:p>
      <text:p text:style-name="P24"><text:s text:c="12"/>(user_record.unit_consumed BETWEEN 101 AND 300 AND unit_consumed = '101-300') OR</text:p>
      <text:p text:style-name="P24"><text:s text:c="12"/>(user_record.unit_consumed BETWEEN 301 AND 500 AND unit_consumed = '301-500') OR</text:p>
      <text:p text:style-name="P24"><text:s text:c="12"/>(user_record.unit_consumed &gt; 500 AND unit_consumed = '&gt;500');</text:p>
      <text:p text:style-name="P24"/>
      <text:p text:style-name="P24"/>
      <text:p text:style-name="P24"/>
      <text:p text:style-name="P24"><text:soft-page-break/><text:s text:c="8"/>total_bill := user_record.unit_consumed * charge_rate;</text:p>
      <text:p text:style-name="P24"/>
      <text:p text:style-name="P24"><text:s text:c="8"/>DBMS_OUTPUT.PUT_LINE('User ID: ' || user_record.user_id || ', Name: ' || user_record.user_name || ', Units Consumed: ' || user_record.unit_consumed || ', Total Bill: ' || total_bill);</text:p>
      <text:p text:style-name="P24"><text:s text:c="4"/>END LOOP;</text:p>
      <text:p text:style-name="P24"><text:s text:c="4"/>CLOSE user_cursor;</text:p>
      <text:p text:style-name="P24">END;</text:p>
      <text:p text:style-name="P24">/</text:p>
      <text:p text:style-name="P24"/>
      <text:p text:style-name="P17">OUTPUT</text:p>
      <text:p text:style-name="P16"/>
      <text:p text:style-name="P24">SQL&gt; @/home/dspl18/ronal/S5-DBMS-LAB/PLSQL/electricity_bill.sql</text:p>
      <text:p text:style-name="P24">User ID: 1001, Name: Alice, Units Consumed: 150, Total Bill: 1200</text:p>
      <text:p text:style-name="P24">User ID: 1002, Name: Bob, Units Consumed: 550, Total Bill: 12650</text:p>
      <text:p text:style-name="P24">User ID: 1003, Name: Charlie, Units Consumed: 75, Total Bill: 375</text:p>
      <text:p text:style-name="P24">User ID: 1004, Name: David, Units Consumed: 149, Total Bill: 1192</text:p>
      <text:p text:style-name="P24">User ID: 1005, Name: Eve, Units Consumed: 342, Total Bill: 5130</text:p>
      <text:p text:style-name="P24">User ID: 1006, Name: Frank, Units Consumed: 69, Total Bill: 345</text:p>
      <text:p text:style-name="P24">User ID: 1007, Name: Grace, Units Consumed: 769, Total Bill: 17687</text:p>
      <text:p text:style-name="P24">User ID: 1008, Name: Hannah, Units Consumed: 88, Total Bill: 440</text:p>
      <text:p text:style-name="P24">User ID: 1009, Name: Ivy, Units Consumed: 232, Total Bill: 1856</text:p>
      <text:p text:style-name="P24"/>
      <text:p text:style-name="P24">PL/SQL procedure successfully completed.</text:p>
      <text:p text:style-name="P30">EXPERIMENT <text:span text:style-name="T3">1</text:span><text:span text:style-name="T5">1</text:span></text:p>
      <text:p text:style-name="P32">TRIGGER</text:p>
      <text:p text:style-name="P31">Name: Ronal Shoey George</text:p>
      <text:p text:style-name="P31">Class: S5DS</text:p>
      <text:p text:style-name="P31">Roll No.: 51</text:p>
      <text:p text:style-name="P31">Date: <text:span text:style-name="T2">0</text:span><text:span text:style-name="T5">1</text:span>/<text:span text:style-name="T5">10</text:span>/2024</text:p>
      <text:p text:style-name="P31"/>
      <text:p text:style-name="P36">PL/SQL</text:p>
      <text:p text:style-name="P31"/>
      <text:p text:style-name="P44">CREATE OR REPLACE TRIGGER std_honors_trigger</text:p>
      <text:p text:style-name="P44">BEFORE INSERT OR UPDATE OR DELETE ON std_honors</text:p>
      <text:p text:style-name="P44">FOR EACH ROW</text:p>
      <text:p text:style-name="P44">DECLARE</text:p>
      <text:p text:style-name="P44"><text:s text:c="4"/>v_message VARCHAR2(50);</text:p>
      <text:p text:style-name="P44">BEGIN</text:p>
      <text:p text:style-name="P44"><text:s text:c="4"/>IF DELETING THEN</text:p>
      <text:p text:style-name="P44"><text:s text:c="8"/>v_message := 'Deleting ' || :OLD.name;</text:p>
      <text:p text:style-name="P44"><text:s text:c="4"/>ELSIF INSERTING THEN</text:p>
      <text:p text:style-name="P44"><text:s text:c="8"/>v_message := 'Inserting ' || :NEW.name;</text:p>
      <text:p text:style-name="P44"><text:s text:c="4"/>ELSIF UPDATING THEN</text:p>
      <text:p text:style-name="P44"><text:s text:c="8"/>IF :NEW.name = :OLD.name THEN</text:p>
      <text:p text:style-name="P44"><text:s text:c="12"/>v_message := 'Updated <text:s/>' || :NEW.name;</text:p>
      <text:p text:style-name="P44"><text:s text:c="8"/>ELSE</text:p>
      <text:p text:style-name="P44"><text:s text:c="12"/>v_message := 'Inserting ' || :NEW.name;</text:p>
      <text:p text:style-name="P44"><text:s text:c="8"/>END IF;</text:p>
      <text:p text:style-name="P44"><text:s text:c="4"/>END IF;</text:p>
      <text:p text:style-name="P44"><text:s text:c="4"/>DBMS_OUTPUT.PUT_LINE(v_message);</text:p>
      <text:p text:style-name="P44">END;</text:p>
      <text:p text:style-name="P44">/</text:p>
      <text:p text:style-name="P44"/>
      <text:p text:style-name="P44"/>
      <text:p text:style-name="P37">OUTPUT</text:p>
      <text:p text:style-name="P32"/>
      <text:p text:style-name="P45">SQL&gt; @PLSQL/trigger</text:p>
      <text:p text:style-name="P45"/>
      <text:p text:style-name="P45">Trigger created.</text:p>
      <text:p text:style-name="P45"/>
      <text:p text:style-name="P45">SQL&gt; DELETE FROM std_honors WHERE rollno = 511;</text:p>
      <text:p text:style-name="P45">Deleting Katie</text:p>
      <text:p text:style-name="P45"/>
      <text:p text:style-name="P45">1 row deleted.</text:p>
      <text:p text:style-name="P45"/>
      <text:p text:style-name="P45">SQL&gt; INSERT INTO std_honors VALUES (511, 'Katie', 75, 69);</text:p>
      <text:p text:style-name="P45">Inserting Katie</text:p>
      <text:p text:style-name="P45"/>
      <text:p text:style-name="P45">1 row created.</text:p>
      <text:p text:style-name="P45"/>
      <text:p text:style-name="P45">SQL&gt; UPDATE std_honors SET s1 = 80, s2 = 75 WHERE rollno = 511;</text:p>
      <text:p text:style-name="P45">Updated <text:s/>Katie</text:p>
      <text:p text:style-name="P45"/>
      <text:p text:style-name="P45">1 row updated.</text:p>
      <text:p text:style-name="P30">EXPERIMENT <text:span text:style-name="T3">1</text:span><text:span text:style-name="T5">2</text:span></text:p>
      <text:p text:style-name="P32">Student Marks Average</text:p>
      <text:p text:style-name="P31">Name: Ronal Shoey George</text:p>
      <text:p text:style-name="P31">Class: S5DS</text:p>
      <text:p text:style-name="P31">Roll No.: 51</text:p>
      <text:p text:style-name="P31">Date: <text:span text:style-name="T2">0</text:span>1/10/2024</text:p>
      <text:p text:style-name="P31"/>
      <text:p text:style-name="P31"/>
      <text:p text:style-name="P44"><text:span text:style-name="T6">PL/SQL</text:span></text:p>
      <text:p text:style-name="P38"/>
      <text:p text:style-name="P26">CREATE OR REPLACE TRIGGER student_avg_trigger</text:p>
      <text:p text:style-name="P26">BEFORE INSERT ON student_avg</text:p>
      <text:p text:style-name="P26">FOR EACH ROW</text:p>
      <text:p text:style-name="P26">BEGIN</text:p>
      <text:p text:style-name="P26"><text:s text:c="4"/>:NEW.Total := :NEW.subj1 + :NEW.subj2 + :NEW.subj3;</text:p>
      <text:p text:style-name="P26"><text:s text:c="4"/>:NEW.Avg := :NEW.Total / 3;</text:p>
      <text:p text:style-name="P26">END;</text:p>
      <text:p text:style-name="P26">/</text:p>
      <text:p text:style-name="P43"><text:span text:style-name="T7">OUTPUT</text:span></text:p>
      <text:p text:style-name="P42"><text:span text:style-name="T7"/></text:p>
      <text:p text:style-name="P26">SQL&gt; INSERT INTO student_avg(std,name,subj1,subj2,subj3) VALUES (53, 'David', 9, 4, 5);</text:p>
      <text:p text:style-name="P26"/>
      <text:p text:style-name="P26">1 row created.</text:p>
      <text:p text:style-name="P26"/>
      <text:p text:style-name="P26">SQL&gt; INSERT INTO student_avg(std,name,subj1,subj2,subj3) VALUES (51, 'Alice', 5, 2, 3);</text:p>
      <text:p text:style-name="P26"/>
      <text:p text:style-name="P26">1 row created.</text:p>
      <text:p text:style-name="P26"/>
      <text:p text:style-name="P26">SQL&gt; INSERT INTO student_avg(std,name,subj1,subj2,subj3) VALUES (54, 'Eve', 8, 5, 9);</text:p>
      <text:p text:style-name="P26"/>
      <text:p text:style-name="P26">1 row created.</text:p>
      <text:p text:style-name="P26"/>
      <text:p text:style-name="P26">SQL&gt; INSERT INTO student_avg(std,name,subj1,subj2,subj3) VALUES (55, 'Frank', 5, 6, 7);</text:p>
      <text:p text:style-name="P26"/>
      <text:p text:style-name="P26">1 row created.</text:p>
      <text:p text:style-name="P26"/>
      <text:p text:style-name="P26">SQL&gt; INSERT INTO student_avg(std,name,subj1,subj2,subj3) VALUES (56, 'Grace', 7, 8, 9);</text:p>
      <text:p text:style-name="P26"/>
      <text:p text:style-name="P26">1 row created.</text:p>
      <text:p text:style-name="P26"/>
      <text:p text:style-name="P26">SQL&gt; INSERT INTO student_avg(std,name,subj1,subj2,subj3) VALUES (57, 'Hannah', 8, 9, 10);</text:p>
      <text:p text:style-name="P26"/>
      <text:p text:style-name="P26">1 row created.</text:p>
      <text:p text:style-name="P26"/>
      <text:p text:style-name="P26">SQL&gt; INSERT INTO student_avg(std,name,subj1,subj2,subj3) VALUES (58, 'Ivy', 3, 4, 5);</text:p>
      <text:p text:style-name="P26"/>
      <text:p text:style-name="P26">1 row created.</text:p>
      <text:p text:style-name="P26"/>
      <text:p text:style-name="P26">SQL&gt; INSERT INTO student_avg(std,name,subj1,subj2,subj3) VALUES (59, 'Jack', 6, 7, 8);</text:p>
      <text:p text:style-name="P26"/>
      <text:p text:style-name="P26">1 row created.</text:p>
      <text:p text:style-name="P26"/>
      <text:p text:style-name="P26">SQL&gt; INSERT INTO student_avg(std,name,subj1,subj2,subj3) VALUES (510, 'Katie', 7, 8, 9);</text:p>
      <text:p text:style-name="P26"><text:soft-page-break/></text:p>
      <text:p text:style-name="P26">1 row created.</text:p>
      <text:p text:style-name="P26"/>
      <text:p text:style-name="P26"/>
      <text:p text:style-name="P26">SQL&gt; select * from student_avg;</text:p>
      <text:p text:style-name="P26"/>
      <text:p text:style-name="P46"><text:s text:c="7"/>STD NAME <text:s text:c="11"/>SUBJ1 <text:s text:c="5"/>SUBJ2 <text:s text:c="5"/>SUBJ3 <text:s text:c="5"/>TOTAL <text:s text:c="7"/>AVG</text:p>
      <text:p text:style-name="P47">---------- ---------- ---------- ---------- ---------- ---------- ----------</text:p>
      <text:p text:style-name="P47"><text:s text:c="8"/>52 CHarlie <text:s text:c="12"/>6 <text:s text:c="9"/>7 <text:s text:c="9"/>8 <text:s text:c="8"/>21 <text:s text:c="9"/>7</text:p>
      <text:p text:style-name="P47"><text:s text:c="8"/>53 David <text:s text:c="14"/>9 <text:s text:c="9"/>4 <text:s text:c="9"/>5 <text:s text:c="8"/>18 <text:s text:c="9"/>6</text:p>
      <text:p text:style-name="P47"><text:s text:c="8"/>51 Alice <text:s text:c="14"/>5 <text:s text:c="9"/>2 <text:s text:c="9"/>3 <text:s text:c="8"/>10 3.33333333</text:p>
      <text:p text:style-name="P47"><text:s text:c="8"/>54 Eve <text:s text:c="16"/>8 <text:s text:c="9"/>5 <text:s text:c="9"/>9 <text:s text:c="8"/>22 7.33333333</text:p>
      <text:p text:style-name="P47"><text:s text:c="8"/>55 Frank <text:s text:c="14"/>5 <text:s text:c="9"/>6 <text:s text:c="9"/>7 <text:s text:c="8"/>18 <text:s text:c="9"/>6</text:p>
      <text:p text:style-name="P47"><text:s text:c="8"/>56 Grace <text:s text:c="14"/>7 <text:s text:c="9"/>8 <text:s text:c="9"/>9 <text:s text:c="8"/>24 <text:s text:c="9"/>8</text:p>
      <text:p text:style-name="P47"><text:s text:c="8"/>57 Hannah <text:s text:c="13"/>8 <text:s text:c="9"/>9 <text:s text:c="8"/>10 <text:s text:c="8"/>27 <text:s text:c="9"/>9</text:p>
      <text:p text:style-name="P47"><text:s text:c="8"/>58 Ivy <text:s text:c="16"/>3 <text:s text:c="9"/>4 <text:s text:c="9"/>5 <text:s text:c="8"/>12 <text:s text:c="9"/>4</text:p>
      <text:p text:style-name="P47"><text:s text:c="8"/>59 Jack <text:s text:c="15"/>6 <text:s text:c="9"/>7 <text:s text:c="9"/>8 <text:s text:c="8"/>21 <text:s text:c="9"/>7</text:p>
      <text:p text:style-name="P47"><text:s text:c="7"/>510 Katie <text:s text:c="14"/>7 <text:s text:c="9"/>8 <text:s text:c="9"/>9 <text:s text:c="8"/>24 <text:s text:c="9"/>8</text:p>
      <text:p text:style-name="P47"/>
      <text:p text:style-name="P49">10 rows selected.</text:p>
      <text:p text:style-name="P30">EXPERIMENT <text:span text:style-name="T3">1</text:span><text:span text:style-name="T5">3 A</text:span></text:p>
      <text:p text:style-name="P32">Train Number Incremental</text:p>
      <text:p text:style-name="P31">Name: Ronal Shoey George</text:p>
      <text:p text:style-name="P31">Class: S5DS</text:p>
      <text:p text:style-name="P31">Roll No.: 51</text:p>
      <text:p text:style-name="P31">Date: <text:span text:style-name="T2">0</text:span>1/10/2024</text:p>
      <text:p text:style-name="P31"/>
      <text:p text:style-name="P36">TABLE</text:p>
      <text:p text:style-name="P44">CREATE <text:s/>TABLE Train (</text:p>
      <text:p text:style-name="P44"><text:s text:c="4"/>TrainNo NUMBER PRIMARY KEY,</text:p>
      <text:p text:style-name="P44"><text:s text:c="4"/>TName VARCHAR(15),</text:p>
      <text:p text:style-name="P44"><text:s text:c="4"/>TDate DATE,</text:p>
      <text:p text:style-name="P44"><text:s text:c="4"/>Destination VARCHAR(15),</text:p>
      <text:p text:style-name="P44"><text:s text:c="4"/>Seats NUMBER</text:p>
      <text:p text:style-name="P44">);</text:p>
      <text:p text:style-name="P44"/>
      <text:p text:style-name="P44"/>
      <text:p text:style-name="P44">CREATE SEQUENCE TrainNo_seq</text:p>
      <text:p text:style-name="P44">START WITH 1</text:p>
      <text:p text:style-name="P44">INCREMENT BY 1;</text:p>
      <text:p text:style-name="P44"/>
      <text:p text:style-name="P44">SELECT * FROM Train;</text:p>
      <text:p text:style-name="P44"/>
      <text:p text:style-name="P36">PL/SQL</text:p>
      <text:p text:style-name="P36"/>
      <text:p text:style-name="P27">CREATE OR REPLACE TRIGGER TrainNo_trigger</text:p>
      <text:p text:style-name="P27">BEFORE INSERT ON Train</text:p>
      <text:p text:style-name="P27">FOR EACH ROW</text:p>
      <text:p text:style-name="P27">BEGIN</text:p>
      <text:p text:style-name="P27"><text:s text:c="4"/>SELECT TrainNo_seq.NEXTVAL INTO :NEW.TrainNo FROM dual;</text:p>
      <text:p text:style-name="P27">END;</text:p>
      <text:p text:style-name="P27">/</text:p>
      <text:p text:style-name="P37">OUTPUT</text:p>
      <text:p text:style-name="P36"/>
      <text:p text:style-name="P27">SQL&gt; INSERT INTO Train (TName, TDate, Destination, Seats) VALUES ('Express', TO_DATE('2023-10-01', 'YYYY-MM-DD'), 'Delhi', 100);</text:p>
      <text:p text:style-name="P27"/>
      <text:p text:style-name="P27">1 row created.</text:p>
      <text:p text:style-name="P27"/>
      <text:p text:style-name="P27">SQL&gt; COMMIT;</text:p>
      <text:p text:style-name="P27"/>
      <text:p text:style-name="P27">Commit complete.</text:p>
      <text:p text:style-name="P27"/>
      <text:p text:style-name="P27">SQL&gt; INSERT INTO Train (TName, TDate, Destination, Seats) VALUES ('Nirvana', TO_DATE('2023-10-02', 'YYYY-MM-DD'), 'Doha', 150);</text:p>
      <text:p text:style-name="P27"/>
      <text:p text:style-name="P27">1 row created.</text:p>
      <text:p text:style-name="P27"/>
      <text:p text:style-name="P27">SQL&gt; SELECT * FROM Train;</text:p>
      <text:p text:style-name="P27"/>
      <text:p text:style-name="P48"><text:s text:c="3"/>TRAINNO TNAME <text:s text:c="10"/>TDATE <text:s text:c="13"/>DESTINATION <text:s text:c="9"/>SEATS</text:p>
      <text:p text:style-name="P48">---------- --------------- ------------------ --------------- ----------</text:p>
      <text:p text:style-name="P48"><text:s text:c="9"/>4 Express <text:s text:c="8"/>01-OCT-23 <text:s text:c="9"/>Delhi <text:s text:c="17"/>100</text:p>
      <text:p text:style-name="P48"><text:s text:c="9"/>5 Nirvana <text:s text:c="8"/>02-OCT-23 <text:s text:c="9"/>Doha <text:s text:c="18"/>150</text:p>
      <text:p text:style-name="P27"/>
      <text:p text:style-name="P27">SQL&gt; INSERT INTO Train (TName, TDate, Destination, Seats) VALUES ('Vazha', TO_DATE('2023-10-02', 'YYYY-MM-DD'), 'Shimla', 150);</text:p>
      <text:p text:style-name="P27"/>
      <text:p text:style-name="P27">1 row created.</text:p>
      <text:p text:style-name="P27"/>
      <text:p text:style-name="P27">SQL&gt; SELECT * FROM Train;</text:p>
      <text:p text:style-name="P27"/>
      <text:p text:style-name="P48"><text:s text:c="3"/>TRAINNO TNAME <text:s text:c="10"/>TDATE <text:s text:c="13"/>DESTINATION <text:s text:c="9"/>SEATS</text:p>
      <text:p text:style-name="P48">---------- --------------- ------------------ --------------- ----------</text:p>
      <text:p text:style-name="P48"><text:s text:c="9"/>4 Express <text:s text:c="8"/>01-OCT-23 <text:s text:c="9"/>Delhi <text:s text:c="17"/>100</text:p>
      <text:p text:style-name="P48"><text:s text:c="9"/>5 Nirvana <text:s text:c="8"/>02-OCT-23 <text:s text:c="9"/>Doha <text:s text:c="18"/>150</text:p>
      <text:p text:style-name="P48"><text:s text:c="9"/>6 Vazha <text:s text:c="10"/>02-OCT-23 <text:s text:c="9"/>Shimla <text:s text:c="16"/>150</text:p>
      <text:p text:style-name="P27"/>
      <text:p text:style-name="P27">SQL&gt; ROLLBACK;</text:p>
      <text:p text:style-name="P27"/>
      <text:p text:style-name="P27">Rollback complete.</text:p>
      <text:p text:style-name="P27"/>
      <text:p text:style-name="P33">EXPERIMENT <text:span text:style-name="T3">1</text:span><text:span text:style-name="T5">3 </text:span><text:span text:style-name="T8">B</text:span></text:p>
      <text:p text:style-name="P35">Railway Reservation</text:p>
      <text:p text:style-name="P34">Name: Ronal Shoey George</text:p>
      <text:p text:style-name="P34">Class: S5DS</text:p>
      <text:p text:style-name="P34">Roll No.: 51</text:p>
      <text:p text:style-name="P34">Date: <text:span text:style-name="T2">0</text:span>1/10/2024</text:p>
      <text:p text:style-name="P34"/>
      <text:p text:style-name="P39">TABLE</text:p>
      <text:p text:style-name="P28">CREATE TABLE Railway (</text:p>
      <text:p text:style-name="P28"><text:s text:c="4"/>TrainNo NUMBER PRIMARY KEY,</text:p>
      <text:p text:style-name="P28"><text:s text:c="4"/>TName VARCHAR2(15),</text:p>
      <text:p text:style-name="P28"><text:s text:c="4"/>TDate DATE,</text:p>
      <text:p text:style-name="P28"><text:s text:c="4"/>Destination VARCHAR2(15),</text:p>
      <text:p text:style-name="P28"><text:s text:c="4"/>Seats NUMBER</text:p>
      <text:p text:style-name="P28">);</text:p>
      <text:p text:style-name="P28"/>
      <text:p text:style-name="P28">CREATE TABLE Reservation (</text:p>
      <text:p text:style-name="P28"><text:s text:c="4"/>ResID NUMBER PRIMARY KEY,</text:p>
      <text:p text:style-name="P28"><text:s text:c="4"/>TrainNo NUMBER,</text:p>
      <text:p text:style-name="P28"><text:s text:c="4"/>PassengerName VARCHAR2(15),</text:p>
      <text:p text:style-name="P28"><text:s text:c="4"/>SeatNo NUMBER,</text:p>
      <text:p text:style-name="P28"><text:s text:c="4"/>FOREIGN KEY (TrainNo) REFERENCES Railway(TrainNo)</text:p>
      <text:p text:style-name="P28">);</text:p>
      <text:p text:style-name="P28"/>
      <text:p text:style-name="P28">CREATE SEQUENCE TrainNo_seq</text:p>
      <text:p text:style-name="P28">START WITH 1</text:p>
      <text:p text:style-name="P28">INCREMENT BY 1;</text:p>
      <text:p text:style-name="P28"/>
      <text:p text:style-name="P28"/>
      <text:p text:style-name="P28">CREATE SEQUENCE ResID_seq</text:p>
      <text:p text:style-name="P28">START WITH 1</text:p>
      <text:p text:style-name="P28">INCREMENT BY 1;</text:p>
      <text:p text:style-name="P28"/>
      <text:p text:style-name="P41"/>
      <text:p text:style-name="P41"/>
      <text:p text:style-name="P41">PL/SQL</text:p>
      <text:p text:style-name="P41"/>
      <text:p text:style-name="P41"/>
      <text:p text:style-name="P29">CREATE OR REPLACE TRIGGER TrainNo_trigger</text:p>
      <text:p text:style-name="P29">BEFORE INSERT ON <text:s/>Railway</text:p>
      <text:p text:style-name="P29">FOR EACH ROW</text:p>
      <text:p text:style-name="P29">BEGIN</text:p>
      <text:p text:style-name="P29"><text:s text:c="4"/>SELECT TrainNo_seq.NEXTVAL INTO :NEW.TrainNo FROM dual;</text:p>
      <text:p text:style-name="P29"><text:soft-page-break/>END;</text:p>
      <text:p text:style-name="P29">/</text:p>
      <text:p text:style-name="P29"/>
      <text:p text:style-name="P29">CREATE OR REPLACE TRIGGER ResID_trigger</text:p>
      <text:p text:style-name="P29">BEFORE INSERT ON Reservation</text:p>
      <text:p text:style-name="P29">FOR EACH ROW</text:p>
      <text:p text:style-name="P29">BEGIN</text:p>
      <text:p text:style-name="P29"><text:s text:c="4"/>SELECT ResID_seq.NEXTVAL INTO :NEW.ResID FROM dual;</text:p>
      <text:p text:style-name="P29">END;</text:p>
      <text:p text:style-name="P29">/</text:p>
      <text:p text:style-name="P29"/>
      <text:p text:style-name="P29">CREATE OR REPLACE PROCEDURE MakeReservation (</text:p>
      <text:p text:style-name="P29"><text:s text:c="4"/>p_TrainNo IN NUMBER,</text:p>
      <text:p text:style-name="P29"><text:s text:c="4"/>p_PassengerName IN VARCHAR2,</text:p>
      <text:p text:style-name="P29"><text:s text:c="4"/>p_SeatNo IN NUMBER</text:p>
      <text:p text:style-name="P29">) AS</text:p>
      <text:p text:style-name="P29">BEGIN</text:p>
      <text:p text:style-name="P29"><text:s text:c="4"/>INSERT INTO Reservation (TrainNo, PassengerName, SeatNo)</text:p>
      <text:p text:style-name="P29"><text:s text:c="4"/>VALUES (p_TrainNo, p_PassengerName, p_SeatNo);</text:p>
      <text:p text:style-name="P29"><text:s text:c="4"/>COMMIT;</text:p>
      <text:p text:style-name="P29"><text:s text:c="4"/>DBMS_OUTPUT.PUT_LINE('Reservation made successfully for ' || p_PassengerName);</text:p>
      <text:p text:style-name="P29">EXCEPTION</text:p>
      <text:p text:style-name="P29"><text:s text:c="4"/>WHEN OTHERS THEN</text:p>
      <text:p text:style-name="P29"><text:s text:c="8"/>ROLLBACK;</text:p>
      <text:p text:style-name="P29"><text:s text:c="8"/>DBMS_OUTPUT.PUT_LINE('Error: ' || SQLERRM);</text:p>
      <text:p text:style-name="P29">END;</text:p>
      <text:p text:style-name="P29">/</text:p>
      <text:p text:style-name="P29"/>
      <text:p text:style-name="P29">CREATE OR REPLACE PROCEDURE CancelReservation (</text:p>
      <text:p text:style-name="P29"><text:s text:c="4"/>p_ResID IN NUMBER</text:p>
      <text:p text:style-name="P29">) AS</text:p>
      <text:p text:style-name="P29">BEGIN</text:p>
      <text:p text:style-name="P29"><text:s text:c="4"/>DELETE FROM Reservation WHERE ResID = p_ResID;</text:p>
      <text:p text:style-name="P29"><text:s text:c="4"/>COMMIT;</text:p>
      <text:p text:style-name="P29"><text:s text:c="4"/>DBMS_OUTPUT.PUT_LINE('Reservation cancelled successfully for ResID ' || p_ResID);</text:p>
      <text:p text:style-name="P29">EXCEPTION</text:p>
      <text:p text:style-name="P29"><text:s text:c="4"/>WHEN OTHERS THEN</text:p>
      <text:p text:style-name="P29"><text:s text:c="8"/>ROLLBACK;</text:p>
      <text:p text:style-name="P29"><text:s text:c="8"/>DBMS_OUTPUT.PUT_LINE('Error: ' || SQLERRM);</text:p>
      <text:p text:style-name="P29">END;</text:p>
      <text:p text:style-name="P29">/</text:p>
      <text:p text:style-name="P40">OUTPUT</text:p>
      <text:p text:style-name="P39"/>
      <text:p text:style-name="P39"/>
      <text:p text:style-name="P50">SQL&gt; @PLSQL/railway_reservation.sql</text:p>
      <text:p text:style-name="P50"/>
      <text:p text:style-name="P50">Trigger created.</text:p>
      <text:p text:style-name="P50"/>
      <text:p text:style-name="P50">Trigger created.</text:p>
      <text:p text:style-name="P50"/>
      <text:p text:style-name="P50">Procedure created.</text:p>
      <text:p text:style-name="P50"/>
      <text:p text:style-name="P50">Procedure created.</text:p>
      <text:p text:style-name="P50"/>
      <text:p text:style-name="P50">SQL&gt; INSERT INTO Railway (TName, TDate, Destination, Seats) VALUES ('Nelly', TO_DATE('2023-10-01', 'YYYY-MM-DD'), 'Cuba', 100);</text:p>
      <text:p text:style-name="P50"/>
      <text:p text:style-name="P50">1 row created.</text:p>
      <text:p text:style-name="P50"/>
      <text:p text:style-name="P50">SQL&gt; INSERT INTO Railway (TName, TDate, Destination, Seats) VALUES ('Nirvana', TO_DATE('2023-10-02', 'YYYY-MM-DD'), 'Doha', 150);</text:p>
      <text:p text:style-name="P50"/>
      <text:p text:style-name="P50">1 row created.</text:p>
      <text:p text:style-name="P50"/>
      <text:p text:style-name="P50">SQL&gt; commit;</text:p>
      <text:p text:style-name="P50"/>
      <text:p text:style-name="P50">Commit complete.</text:p>
      <text:p text:style-name="P50"/>
      <text:p text:style-name="P50">SQL&gt; Select * from Railway;</text:p>
      <text:p text:style-name="P50"/>
      <text:p text:style-name="P48"><text:s text:c="3"/>TRAINNO TNAME <text:s text:c="10"/>TDATE <text:s text:c="13"/>DESTINATION <text:s text:c="9"/>SEATS</text:p>
      <text:p text:style-name="P48">---------- --------------- ------------------ --------------- ----------</text:p>
      <text:p text:style-name="P48"><text:s text:c="8"/>27 Nelly <text:s text:c="10"/>01-OCT-23 <text:s text:c="9"/>Cuba <text:s text:c="18"/>100</text:p>
      <text:p text:style-name="P48"><text:s text:c="8"/>28 Nirvana <text:s text:c="8"/>02-OCT-23 <text:s text:c="9"/>Doha <text:s text:c="18"/>150</text:p>
      <text:p text:style-name="P50"/>
      <text:p text:style-name="P50">SQL&gt; SET SERVEROUTPUT ON;</text:p>
      <text:p text:style-name="P50">SQL&gt; BEGIN</text:p>
      <text:p text:style-name="P50"><text:s text:c="4"/>MakeReservation(p_TrainNo =&gt; 27, p_Passe <text:s/>2 <text:s/>ngerName =&gt; 'John Doe', p_SeatNo =&gt; 1);</text:p>
      <text:p text:style-name="P50">END;</text:p>
      <text:p text:style-name="P50">/ <text:s/>3 <text:s text:c="3"/>4 <text:s/></text:p>
      <text:p text:style-name="P50">Reservation made successfully for John Doe</text:p>
      <text:p text:style-name="P50"/>
      <text:p text:style-name="P50">PL/SQL procedure successfully completed.</text:p>
      <text:p text:style-name="P50"/>
      <text:p text:style-name="P50">SQL&gt; BEGIN</text:p>
      <text:p text:style-name="P50"><text:soft-page-break/><text:s text:c="4"/>MakeReservation(p_TrainNo =&gt; 28, p_Passe <text:s/>2 <text:s/>ngerName =&gt; 'Jane Doe', p_SeatNo =&gt; 2);</text:p>
      <text:p text:style-name="P50">END;</text:p>
      <text:p text:style-name="P50"><text:s text:c="2"/>3 <text:s text:c="3"/>4 <text:s/></text:p>
      <text:p text:style-name="P50"><text:s text:c="2"/>5 <text:s/>/</text:p>
      <text:p text:style-name="P50">Reservation made successfully for Jane Doe</text:p>
      <text:p text:style-name="P50"/>
      <text:p text:style-name="P50">PL/SQL procedure successfully completed.</text:p>
      <text:p text:style-name="P50"/>
      <text:p text:style-name="P50">SQL&gt; Select * from Reservation;</text:p>
      <text:p text:style-name="P50"/>
      <text:p text:style-name="P50"><text:s text:c="5"/>RESID <text:s text:c="3"/>TRAINNO PASSENGERNAME <text:s text:c="6"/>SEATNO</text:p>
      <text:p text:style-name="P50">---------- ---------- --------------- ----------</text:p>
      <text:p text:style-name="P50"><text:s text:c="9"/>6 <text:s text:c="8"/>27 John Doe <text:s text:c="16"/>1</text:p>
      <text:p text:style-name="P50"><text:s text:c="9"/>7 <text:s text:c="8"/>28 Jane Doe <text:s text:c="16"/>2</text:p>
      <text:p text:style-name="P50"/>
      <text:p text:style-name="P50">SQL&gt; BEGIN</text:p>
      <text:p text:style-name="P50"><text:s text:c="4"/>MakeReservation(p_TrainNo =&gt; 27, p_Passe <text:s/>2 <text:s/>ngerName =&gt; 'Jacob Thomas', p_SeatNo =&gt; 5);</text:p>
      <text:p text:style-name="P50">END;</text:p>
      <text:p text:style-name="P50">/ <text:s/>3 <text:s text:c="3"/>4 <text:s/></text:p>
      <text:p text:style-name="P50">Reservation made successfully for Jacob Thomas</text:p>
      <text:p text:style-name="P50"/>
      <text:p text:style-name="P50">PL/SQL procedure successfully completed.</text:p>
      <text:p text:style-name="P50"/>
      <text:p text:style-name="P50">SQL&gt; Select * from Reservation;</text:p>
      <text:p text:style-name="P50"/>
      <text:p text:style-name="P50"><text:s text:c="5"/>RESID <text:s text:c="3"/>TRAINNO PASSENGERNAME <text:s text:c="6"/>SEATNO</text:p>
      <text:p text:style-name="P50">---------- ---------- --------------- ----------</text:p>
      <text:p text:style-name="P50"><text:s text:c="9"/>6 <text:s text:c="8"/>27 John Doe <text:s text:c="16"/>1</text:p>
      <text:p text:style-name="P50"><text:s text:c="9"/>7 <text:s text:c="8"/>28 Jane Doe <text:s text:c="16"/>2</text:p>
      <text:p text:style-name="P50"><text:s text:c="9"/>8 <text:s text:c="8"/>27 Jacob Thomas <text:s text:c="12"/>5</text:p>
      <text:p text:style-name="P50"/>
      <text:p text:style-name="P50">SQL&gt; BEGIN</text:p>
      <text:p text:style-name="P50"><text:s text:c="4"/>CancelReservation(p_ResID =&gt; 7);</text:p>
      <text:p text:style-name="P50">END;</text:p>
      <text:p text:style-name="P50">/ <text:s/>2 <text:s text:c="3"/>3 <text:s text:c="3"/>4 <text:s/></text:p>
      <text:p text:style-name="P50">Reservation cancelled successfully for ResID 7</text:p>
      <text:p text:style-name="P50"/>
      <text:p text:style-name="P50">PL/SQL procedure successfully completed.</text:p>
      <text:p text:style-name="P50"/>
      <text:p text:style-name="P50">SQL&gt; Select * from Reservation;</text:p>
      <text:p text:style-name="P50"/>
      <text:p text:style-name="P50"><text:s text:c="5"/>RESID <text:s text:c="3"/>TRAINNO PASSENGERNAME <text:s text:c="6"/>SEATNO</text:p>
      <text:p text:style-name="P50">---------- ---------- --------------- ----------</text:p>
      <text:p text:style-name="P50"><text:s text:c="9"/>6 <text:s text:c="8"/>27 John Doe <text:s text:c="16"/>1</text:p>
      <text:p text:style-name="P50"><text:s text:c="9"/>8 <text:s text:c="8"/>27 Jacob Thomas <text:s text:c="12"/>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26:56.272759110</meta:creation-date>
    <meta:print-date>2024-10-01T11:32:15.072007159</meta:print-date>
    <dc:date>2024-10-01T12:01:43.908462290</dc:date>
    <meta:editing-duration>PT2H44M26S</meta:editing-duration>
    <meta:editing-cycles>5</meta:editing-cycles>
    <meta:generator>LibreOffice/24.2.6.2$Linux_X86_64 LibreOffice_project/8e9a753d9daaea75c34b417ba1bdf556bf2fc5b3</meta:generator>
    <meta:document-statistic meta:table-count="0" meta:image-count="0" meta:object-count="0" meta:page-count="23" meta:paragraph-count="491" meta:word-count="1972" meta:character-count="15668" meta:non-whitespace-character-count="11968"/>
  </office:meta>
</office:document-meta>
</file>